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9.094cm" fo:margin-left="0cm" fo:margin-top="0cm" fo:margin-bottom="0cm" table:align="left" style:writing-mode="lr-tb"/>
    </style:style>
    <style:style style:name="Таблица2.A" style:family="table-column">
      <style:table-column-properties style:column-width="0.702cm"/>
    </style:style>
    <style:style style:name="Таблица2.B" style:family="table-column">
      <style:table-column-properties style:column-width="1.649cm"/>
    </style:style>
    <style:style style:name="Таблица2.C" style:family="table-column">
      <style:table-column-properties style:column-width="0.968cm"/>
    </style:style>
    <style:style style:name="Таблица2.D" style:family="table-column">
      <style:table-column-properties style:column-width="1.58cm"/>
    </style:style>
    <style:style style:name="Таблица2.E" style:family="table-column">
      <style:table-column-properties style:column-width="4.138cm"/>
    </style:style>
    <style:style style:name="Таблица2.F" style:family="table-column">
      <style:table-column-properties style:column-width="5.166cm"/>
    </style:style>
    <style:style style:name="Таблица2.G" style:family="table-column">
      <style:table-column-properties style:column-width="4.888cm"/>
    </style:style>
    <style:style style:name="Таблица2.1" style:family="table-row">
      <style:table-row-properties style:min-row-height="0.21cm" fo:keep-together="auto"/>
    </style:style>
    <style:style style:name="Таблица2.A1" style:family="table-cell">
      <style:table-cell-properties fo:padding-left="0.191cm" fo:padding-right="0.025cm" fo:padding-top="0.078cm" fo:padding-bottom="0cm" fo:border="0.75pt solid #1a1915"/>
    </style:style>
    <style:style style:name="Таблица2.2" style:family="table-row">
      <style:table-row-properties style:min-row-height="2.228cm" fo:keep-together="auto"/>
    </style:style>
    <style:style style:name="P1" style:family="paragraph" style:parent-style-name="List_20_Paragraph" style:list-style-name="WWNum1">
      <style:paragraph-properties fo:margin-left="1.305cm" fo:margin-right="0cm" fo:margin-top="0cm" fo:margin-bottom="0cm" loext:contextual-spacing="false" fo:line-height="100%" fo:orphans="0" fo:widows="0" fo:hyphenation-ladder-count="no-limit" fo:text-indent="-0.707cm" style:auto-text-indent="false">
        <style:tab-stops>
          <style:tab-stop style:position="1.563cm"/>
          <style:tab-stop style:position="1.565cm"/>
        </style:tab-stops>
      </style:paragraph-properties>
      <style:text-properties officeooo:paragraph-rsid="000e5ada" fo:hyphenate="true" fo:hyphenation-remain-char-count="2" fo:hyphenation-push-char-count="2" loext:hyphenation-no-caps="false"/>
    </style:style>
    <style:style style:name="P2" style:family="paragraph" style:parent-style-name="List_20_Paragraph" style:list-style-name="WWNum12">
      <style:paragraph-properties fo:margin-top="0cm" fo:margin-bottom="0cm" loext:contextual-spacing="false" fo:line-height="100%" fo:orphans="0" fo:widows="0" fo:hyphenation-ladder-count="no-limit">
        <style:tab-stops>
          <style:tab-stop style:position="18.68cm"/>
        </style:tab-stops>
      </style:paragraph-properties>
      <style:text-properties style:use-window-font-color="true" style:font-name="Times New Roman" fo:font-size="10pt" fo:font-weight="bold" officeooo:paragraph-rsid="000e5ada" style:font-name-asian="Times New Roman1" style:font-size-asian="10pt" style:language-asian="en" style:country-asian="US" style:font-weight-asian="bold" style:font-name-complex="Times New Roman1" style:font-size-complex="10pt" text:display="none" fo:hyphenate="true" fo:hyphenation-remain-char-count="2" fo:hyphenation-push-char-count="2" loext:hyphenation-no-caps="false"/>
    </style:style>
    <style:style style:name="P3" style:family="paragraph" style:parent-style-name="List_20_Paragraph" style:list-style-name="WWNum13">
      <style:paragraph-properties fo:margin-left="0.751cm" fo:margin-right="0cm" fo:margin-top="0cm" fo:margin-bottom="0.007cm" loext:contextual-spacing="true" fo:line-height="103%" fo:text-indent="0cm" style:auto-text-indent="false"/>
      <style:text-properties officeooo:paragraph-rsid="000e5ada"/>
    </style:style>
    <style:style style:name="P4" style:family="paragraph" style:parent-style-name="List_20_Paragraph">
      <style:paragraph-properties fo:margin-left="2.021cm" fo:margin-right="0cm" fo:margin-top="0cm" fo:margin-bottom="0.007cm" loext:contextual-spacing="true" fo:line-height="103%" fo:text-indent="0cm" style:auto-text-indent="false"/>
      <style:text-properties style:font-name="Times New Roman" fo:font-size="10pt" fo:font-weight="bold" officeooo:paragraph-rsid="000e5ada" style:font-name-asian="Times New Roman1" style:font-size-asian="10pt" style:font-weight-asian="bold" style:font-name-complex="Times New Roman1" style:font-size-complex="10pt"/>
    </style:style>
    <style:style style:name="P5" style:family="paragraph" style:parent-style-name="List_20_Paragraph">
      <style:paragraph-properties fo:margin-left="0.963cm" fo:margin-right="0.423cm" fo:line-height="91%" fo:text-indent="0cm" style:auto-text-indent="false"/>
      <style:text-properties style:font-name="Times New Roman" fo:font-size="10pt" officeooo:paragraph-rsid="000e5ada" style:font-name-asian="Times New Roman1" style:font-size-asian="10pt" style:font-name-complex="Times New Roman1" style:font-size-complex="10pt"/>
    </style:style>
    <style:style style:name="P6" style:family="paragraph" style:parent-style-name="List_20_Paragraph">
      <style:paragraph-properties fo:margin-left="0.963cm" fo:margin-right="0.423cm" fo:line-height="91%" fo:text-indent="0cm" style:auto-text-indent="false"/>
      <style:text-properties officeooo:paragraph-rsid="000e5ada"/>
    </style:style>
    <style:style style:name="P7" style:family="paragraph" style:parent-style-name="Standard">
      <style:text-properties style:font-name="Times New Roman" fo:font-size="10pt" fo:language="en" fo:country="US" officeooo:paragraph-rsid="000e5ada" style:font-size-asian="10pt" style:font-name-complex="Times New Roman1" style:font-size-complex="10pt"/>
    </style:style>
    <style:style style:name="P8" style:family="paragraph" style:parent-style-name="Standard">
      <style:text-properties style:font-name="Times New Roman" fo:font-size="10pt" officeooo:paragraph-rsid="000e5ada" style:font-size-asian="10pt" style:font-name-complex="Times New Roman1" style:font-size-complex="10pt"/>
    </style:style>
    <style:style style:name="P9" style:family="paragraph" style:parent-style-name="Standard">
      <style:paragraph-properties fo:margin-top="0cm" fo:margin-bottom="0.005cm" loext:contextual-spacing="false">
        <style:tab-stops>
          <style:tab-stop style:position="1.356cm" style:type="center"/>
          <style:tab-stop style:position="2.626cm" style:type="center"/>
          <style:tab-stop style:position="3.896cm" style:type="center"/>
          <style:tab-stop style:position="5.166cm" style:type="center"/>
          <style:tab-stop style:position="6.436cm" style:type="center"/>
          <style:tab-stop style:position="7.706cm" style:type="center"/>
          <style:tab-stop style:position="8.976cm" style:type="center"/>
          <style:tab-stop style:position="10.246cm" style:type="center"/>
          <style:tab-stop style:position="14.711cm" style:type="center"/>
        </style:tab-stops>
      </style:paragraph-properties>
      <style:text-properties officeooo:paragraph-rsid="000e5ada"/>
    </style:style>
    <style:style style:name="P10" style:family="paragraph" style:parent-style-name="Standard" style:master-page-name="Standard">
      <style:paragraph-properties fo:margin-top="0cm" fo:margin-bottom="0.183cm" loext:contextual-spacing="false" fo:text-align="end" style:justify-single-word="false" style:page-number="auto">
        <style:tab-stops>
          <style:tab-stop style:position="7.738cm" style:type="center"/>
          <style:tab-stop style:position="15.265cm" style:type="center"/>
        </style:tab-stops>
      </style:paragraph-properties>
      <style:text-properties officeooo:paragraph-rsid="000e5ada"/>
    </style:style>
    <style:style style:name="P11" style:family="paragraph" style:parent-style-name="Standard">
      <style:paragraph-properties fo:margin-left="4.265cm" fo:margin-right="0cm" fo:margin-top="0cm" fo:margin-bottom="0.007cm" loext:contextual-spacing="false" fo:line-height="197%" fo:text-indent="-3.26cm" style:auto-text-indent="false"/>
      <style:text-properties officeooo:paragraph-rsid="000e5ada"/>
    </style:style>
    <style:style style:name="P12" style:family="paragraph" style:parent-style-name="Standard">
      <style:paragraph-properties fo:margin-left="8.447cm" fo:margin-right="0cm" fo:margin-top="0cm" fo:margin-bottom="0cm" loext:contextual-spacing="false" fo:line-height="201%" fo:text-align="center" style:justify-single-word="false" fo:text-indent="-0.018cm" style:auto-text-indent="false"/>
      <style:text-properties officeooo:paragraph-rsid="000e5ada"/>
    </style:style>
    <style:style style:name="P13" style:family="paragraph" style:parent-style-name="Standard">
      <style:paragraph-properties fo:margin-left="0.018cm" fo:margin-right="0.385cm" fo:margin-top="0cm" fo:margin-bottom="0.353cm" loext:contextual-spacing="false" fo:text-align="end" style:justify-single-word="false" fo:text-indent="-0.018cm" style:auto-text-indent="false"/>
      <style:text-properties officeooo:paragraph-rsid="000e5ada"/>
    </style:style>
    <style:style style:name="P14" style:family="paragraph" style:parent-style-name="Standard" style:list-style-name="WWNum1">
      <style:paragraph-properties fo:margin-left="1.305cm" fo:margin-right="0cm" fo:margin-top="0cm" fo:margin-bottom="0.392cm" loext:contextual-spacing="false" fo:line-height="103%" fo:text-indent="-0.706cm" style:auto-text-indent="false"/>
      <style:text-properties officeooo:paragraph-rsid="000e5ada"/>
    </style:style>
    <style:style style:name="P15" style:family="paragraph" style:parent-style-name="Standard" style:list-style-name="WWNum1">
      <style:paragraph-properties fo:margin-left="1.305cm" fo:margin-right="0cm" fo:margin-top="0cm" fo:margin-bottom="0.019cm" loext:contextual-spacing="false" fo:line-height="103%" fo:text-indent="-0.706cm" style:auto-text-indent="false"/>
      <style:text-properties officeooo:paragraph-rsid="000e5ada"/>
    </style:style>
    <style:style style:name="P16" style:family="paragraph" style:parent-style-name="Standard">
      <style:paragraph-properties fo:margin-left="0.751cm" fo:margin-right="0cm" fo:margin-top="0cm" fo:margin-bottom="0.019cm" loext:contextual-spacing="false" fo:line-height="103%" fo:text-indent="0cm" style:auto-text-indent="false"/>
      <style:text-properties style:font-name="Times New Roman" fo:font-size="10pt" style:text-underline-style="solid" style:text-underline-width="auto" style:text-underline-color="font-color" officeooo:paragraph-rsid="000e5ada" style:font-size-asian="10pt" style:font-name-complex="Times New Roman1" style:font-size-complex="10pt"/>
    </style:style>
    <style:style style:name="P17" style:family="paragraph" style:parent-style-name="Standard" style:list-style-name="WWNum13">
      <style:paragraph-properties fo:margin-left="0.751cm" fo:margin-right="0cm" fo:margin-top="0cm" fo:margin-bottom="0.494cm" loext:contextual-spacing="false" fo:line-height="90%" fo:text-indent="0cm" style:auto-text-indent="false"/>
      <style:text-properties officeooo:paragraph-rsid="000e5ada"/>
    </style:style>
    <style:style style:name="P18" style:family="paragraph" style:parent-style-name="Standard" style:list-style-name="WWNum13">
      <style:paragraph-properties fo:margin-left="0.751cm" fo:margin-right="0cm" fo:margin-top="0cm" fo:margin-bottom="0cm" loext:contextual-spacing="false" fo:line-height="90%" fo:text-indent="0cm" style:auto-text-indent="false"/>
      <style:text-properties officeooo:paragraph-rsid="000e5ada"/>
    </style:style>
    <style:style style:name="P19" style:family="paragraph" style:parent-style-name="Standard" style:list-style-name="WWNum13">
      <style:paragraph-properties fo:margin-left="0.751cm" fo:margin-right="0cm" fo:margin-top="0cm" fo:margin-bottom="0.005cm" loext:contextual-spacing="false" fo:text-indent="0cm" style:auto-text-indent="false"/>
      <style:text-properties officeooo:paragraph-rsid="000e5ada"/>
    </style:style>
    <style:style style:name="P20" style:family="paragraph" style:parent-style-name="Standard">
      <style:paragraph-properties fo:margin-top="0cm" fo:margin-bottom="0.019cm" loext:contextual-spacing="false" fo:line-height="103%"/>
      <style:text-properties style:font-name="Times New Roman" fo:font-size="10pt" style:text-underline-style="solid" style:text-underline-width="auto" style:text-underline-color="font-color" officeooo:paragraph-rsid="000e5ada" style:font-size-asian="10pt" style:font-name-complex="Times New Roman1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paragraph-rsid="000e5ada"/>
    </style:style>
    <style:style style:name="P22" style:family="paragraph" style:parent-style-name="Standard">
      <style:paragraph-properties fo:margin-top="0cm" fo:margin-bottom="0.007cm" loext:contextual-spacing="false" fo:line-height="103%"/>
      <style:text-properties style:font-name="Times New Roman" fo:font-size="10pt" officeooo:paragraph-rsid="000e5ada" style:font-name-asian="Times New Roman1" style:font-size-asian="10pt" style:font-name-complex="Times New Roman1" style:font-size-complex="10pt"/>
    </style:style>
    <style:style style:name="P23" style:family="paragraph" style:parent-style-name="Standard">
      <style:paragraph-properties fo:margin-left="1.386cm" fo:margin-right="0cm" fo:margin-top="0cm" fo:margin-bottom="0.007cm" loext:contextual-spacing="false" fo:line-height="103%" fo:text-indent="0cm" style:auto-text-indent="false"/>
      <style:text-properties officeooo:paragraph-rsid="000e5ada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90%" fo:text-indent="2.251cm" style:auto-text-indent="false">
        <style:tab-stops>
          <style:tab-stop style:position="2cm"/>
          <style:tab-stop style:position="4.251cm"/>
        </style:tab-stops>
      </style:paragraph-properties>
      <style:text-properties officeooo:paragraph-rsid="000e5ada"/>
    </style:style>
    <style:style style:name="P25" style:family="paragraph" style:parent-style-name="Standard">
      <style:paragraph-properties fo:margin-top="0cm" fo:margin-bottom="0.494cm" loext:contextual-spacing="false" fo:line-height="90%"/>
      <style:text-properties style:font-name="Times New Roman" fo:font-size="10pt" officeooo:paragraph-rsid="000e5ada" style:font-size-asian="10pt" style:font-name-complex="Times New Roman1" style:font-size-complex="10pt"/>
    </style:style>
    <style:style style:name="P26" style:family="paragraph" style:parent-style-name="Standard">
      <style:paragraph-properties fo:margin-top="0cm" fo:margin-bottom="0cm" loext:contextual-spacing="false"/>
      <style:text-properties style:font-name="Times New Roman" fo:font-size="10pt" fo:language="en" fo:country="US" officeooo:paragraph-rsid="000e5ada" style:font-size-asian="10pt" style:font-name-complex="Times New Roman1" style:font-size-complex="10pt"/>
    </style:style>
    <style:style style:name="P27" style:family="paragraph" style:parent-style-name="Standard">
      <style:paragraph-properties fo:margin-top="0cm" fo:margin-bottom="0cm" loext:contextual-spacing="false">
        <style:tab-stops>
          <style:tab-stop style:position="0.721cm" style:type="center"/>
          <style:tab-stop style:position="1.991cm" style:type="center"/>
          <style:tab-stop style:position="3.261cm" style:type="center"/>
          <style:tab-stop style:position="4.531cm" style:type="center"/>
          <style:tab-stop style:position="12.13cm" style:type="center"/>
        </style:tab-stops>
      </style:paragraph-properties>
      <style:text-properties style:font-name="Times New Roman" fo:font-size="10pt" officeooo:paragraph-rsid="000e5ada" style:font-size-asian="10pt" style:font-name-complex="Times New Roman1" style:font-size-complex="10pt"/>
    </style:style>
    <style:style style:name="P28" style:family="paragraph" style:parent-style-name="Standard">
      <style:paragraph-properties fo:margin-top="0cm" fo:margin-bottom="0cm" loext:contextual-spacing="false" fo:line-height="90%"/>
      <style:text-properties style:font-name="Times New Roman" fo:font-size="10pt" officeooo:paragraph-rsid="000e5ada" style:font-size-asian="10pt" style:font-name-complex="Times New Roman1" style:font-size-complex="10pt"/>
    </style:style>
    <style:style style:name="P29" style:family="paragraph" style:parent-style-name="Standard">
      <style:paragraph-properties fo:margin-top="0cm" fo:margin-bottom="0cm" loext:contextual-spacing="false"/>
      <style:text-properties style:font-name="Times New Roman" fo:font-size="10pt" officeooo:paragraph-rsid="000e5ada" style:font-size-asian="10pt" style:font-name-complex="Times New Roman1" style:font-size-complex="10pt"/>
    </style:style>
    <style:style style:name="P30" style:family="paragraph" style:parent-style-name="Standard">
      <style:paragraph-properties fo:margin-top="0cm" fo:margin-bottom="0cm" loext:contextual-spacing="false">
        <style:tab-stops>
          <style:tab-stop style:position="0.721cm" style:type="center"/>
          <style:tab-stop style:position="1.991cm" style:type="center"/>
          <style:tab-stop style:position="3.261cm" style:type="center"/>
          <style:tab-stop style:position="4.531cm" style:type="center"/>
          <style:tab-stop style:position="12.13cm" style:type="center"/>
        </style:tab-stops>
      </style:paragraph-properties>
      <style:text-properties officeooo:paragraph-rsid="000e5ada"/>
    </style:style>
    <style:style style:name="P31" style:family="paragraph" style:parent-style-name="Standard">
      <style:paragraph-properties fo:margin-top="0cm" fo:margin-bottom="0cm" loext:contextual-spacing="false" fo:line-height="90%"/>
    </style:style>
    <style:style style:name="P32" style:family="paragraph" style:parent-style-name="Standard">
      <style:paragraph-properties fo:margin-left="1.305cm" fo:margin-right="0cm" fo:margin-top="0cm" fo:margin-bottom="0cm" loext:contextual-spacing="false" fo:line-height="90%" fo:text-indent="0cm" style:auto-text-indent="false"/>
      <style:text-properties style:font-name="Times New Roman" fo:font-size="10pt" fo:font-weight="bold" officeooo:paragraph-rsid="000e5ada" style:font-name-asian="Times New Roman1" style:font-size-asian="10pt" style:font-weight-asian="bold" style:font-name-complex="Times New Roman1" style:font-size-complex="10pt"/>
    </style:style>
    <style:style style:name="P33" style:family="paragraph" style:parent-style-name="Standard">
      <style:paragraph-properties fo:margin-left="1.305cm" fo:margin-right="0cm" fo:margin-top="0cm" fo:margin-bottom="0cm" loext:contextual-spacing="false" fo:line-height="90%" fo:text-indent="0cm" style:auto-text-indent="false"/>
      <style:text-properties style:font-name="Times New Roman" fo:font-size="10pt" officeooo:paragraph-rsid="000e5ada" style:font-size-asian="10pt" style:font-name-complex="Times New Roman1" style:font-size-complex="10pt"/>
    </style:style>
    <style:style style:name="P34" style:family="paragraph" style:parent-style-name="Standard">
      <style:paragraph-properties fo:margin-left="1.305cm" fo:margin-right="0cm" fo:margin-top="0cm" fo:margin-bottom="0.005cm" loext:contextual-spacing="false" fo:text-indent="0cm" style:auto-text-indent="false"/>
      <style:text-properties style:font-name="Times New Roman" fo:font-size="10pt" style:text-underline-style="solid" style:text-underline-width="auto" style:text-underline-color="font-color" officeooo:paragraph-rsid="000e5ada" style:font-size-asian="10pt" style:font-name-complex="Times New Roman1" style:font-size-complex="10pt"/>
    </style:style>
    <style:style style:name="P35" style:family="paragraph" style:parent-style-name="Standard">
      <style:paragraph-properties fo:margin-left="0.245cm" fo:margin-right="0cm" fo:margin-top="0cm" fo:margin-bottom="0cm" loext:contextual-spacing="false" fo:text-align="justify" style:justify-single-word="false" fo:text-indent="0cm" style:auto-text-indent="false"/>
      <style:text-properties officeooo:paragraph-rsid="000e5ada"/>
    </style:style>
    <style:style style:name="P36" style:family="paragraph" style:parent-style-name="Standard">
      <style:paragraph-properties fo:margin-left="0cm" fo:margin-right="0.046cm" fo:margin-top="0cm" fo:margin-bottom="0cm" loext:contextual-spacing="false" fo:text-align="end" style:justify-single-word="false" fo:text-indent="0cm" style:auto-text-indent="false"/>
      <style:text-properties officeooo:paragraph-rsid="000e5ada"/>
    </style:style>
    <style:style style:name="P37" style:family="paragraph" style:parent-style-name="Standard">
      <style:paragraph-properties fo:margin-left="-0.072cm" fo:margin-right="0cm" fo:margin-top="0cm" fo:margin-bottom="0cm" loext:contextual-spacing="false" fo:text-indent="-0.016cm" style:auto-text-indent="false"/>
      <style:text-properties officeooo:paragraph-rsid="000e5ada"/>
    </style:style>
    <style:style style:name="P38" style:family="paragraph" style:parent-style-name="Standard">
      <style:paragraph-properties fo:margin-left="-0.06cm" fo:margin-right="0cm" fo:margin-top="0cm" fo:margin-bottom="0cm" loext:contextual-spacing="false" fo:text-align="justify" style:justify-single-word="false" fo:text-indent="0cm" style:auto-text-indent="false"/>
      <style:text-properties officeooo:paragraph-rsid="000e5ada"/>
    </style:style>
    <style:style style:name="P39" style:family="paragraph" style:parent-style-name="Standard">
      <style:paragraph-properties fo:margin-left="-0.064cm" fo:margin-right="0cm" fo:margin-top="0cm" fo:margin-bottom="0cm" loext:contextual-spacing="false" fo:text-align="justify" style:justify-single-word="false" fo:text-indent="0cm" style:auto-text-indent="false"/>
      <style:text-properties officeooo:paragraph-rsid="000e5ada"/>
    </style:style>
    <style:style style:name="P40" style:family="paragraph" style:parent-style-name="Standard">
      <style:paragraph-properties fo:margin-left="-0.079cm" fo:margin-right="0cm" fo:margin-top="0cm" fo:margin-bottom="0cm" loext:contextual-spacing="false" fo:text-align="justify" style:justify-single-word="false" fo:text-indent="0cm" style:auto-text-indent="false"/>
      <style:text-properties officeooo:paragraph-rsid="000e5ada"/>
    </style:style>
    <style:style style:name="P41" style:family="paragraph" style:parent-style-name="Standard">
      <style:paragraph-properties fo:margin-left="-0.079cm" fo:margin-right="0cm" fo:margin-top="0cm" fo:margin-bottom="0cm" loext:contextual-spacing="false" fo:text-indent="0cm" style:auto-text-indent="false"/>
      <style:text-properties officeooo:paragraph-rsid="000e5ada"/>
    </style:style>
    <style:style style:name="P42" style:family="paragraph" style:parent-style-name="Standard">
      <style:paragraph-properties fo:margin-left="-0.025cm" fo:margin-right="0cm" fo:margin-top="0cm" fo:margin-bottom="0cm" loext:contextual-spacing="false" fo:text-align="justify" style:justify-single-word="false" fo:text-indent="0cm" style:auto-text-indent="false"/>
      <style:text-properties officeooo:paragraph-rsid="000e5ada"/>
    </style:style>
    <style:style style:name="P43" style:family="paragraph" style:parent-style-name="Standard">
      <style:paragraph-properties fo:margin-left="1.062cm" fo:margin-right="0cm" fo:margin-top="0cm" fo:margin-bottom="0cm" loext:contextual-spacing="false" fo:line-height="90%" fo:text-indent="0cm" style:auto-text-indent="false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2cm"/>
          <style:tab-stop style:position="4.251cm"/>
        </style:tab-stops>
      </style:paragraph-properties>
      <style:text-properties officeooo:paragraph-rsid="000e5ada"/>
    </style:style>
    <style:style style:name="P45" style:family="paragraph" style:parent-style-name="Standard">
      <style:paragraph-properties fo:margin-left="0cm" fo:margin-right="0cm" fo:margin-top="0cm" fo:margin-bottom="0.007cm" loext:contextual-spacing="false" fo:line-height="103%" fo:text-indent="0cm" style:auto-text-indent="false"/>
      <style:text-properties officeooo:paragraph-rsid="000e5ada"/>
    </style:style>
    <style:style style:name="P46" style:family="paragraph" style:parent-style-name="Standard" style:list-style-name="">
      <style:paragraph-properties fo:margin-left="0cm" fo:margin-right="0cm" fo:margin-top="0cm" fo:margin-bottom="0cm" loext:contextual-spacing="false" fo:line-height="91%" fo:text-indent="0cm" style:auto-text-indent="false">
        <style:tab-stops>
          <style:tab-stop style:position="0.635cm"/>
        </style:tab-stops>
      </style:paragraph-properties>
      <style:text-properties style:font-name="Times New Roman" fo:font-size="10pt" officeooo:paragraph-rsid="000e5ada" style:font-size-asian="10pt" style:font-name-complex="Times New Roman1" style:font-size-complex="10pt"/>
    </style:style>
    <style:style style:name="P47" style:family="paragraph" style:parent-style-name="Standard" style:list-style-name="">
      <style:paragraph-properties fo:margin-left="0cm" fo:margin-right="0cm" fo:line-height="91%" fo:text-indent="0cm" style:auto-text-indent="false">
        <style:tab-stops>
          <style:tab-stop style:position="0.635cm"/>
        </style:tab-stops>
      </style:paragraph-properties>
      <style:text-properties officeooo:paragraph-rsid="000e5ada"/>
    </style:style>
    <style:style style:name="P48" style:family="paragraph" style:parent-style-name="Standard" style:list-style-name="">
      <style:paragraph-properties fo:margin-left="0cm" fo:margin-right="0cm" fo:line-height="91%" fo:text-indent="0cm" style:auto-text-indent="false">
        <style:tab-stops>
          <style:tab-stop style:position="0.635cm"/>
        </style:tab-stops>
      </style:paragraph-properties>
      <style:text-properties fo:font-size="10pt" fo:font-weight="bold" officeooo:paragraph-rsid="000e5ada" style:font-name-asian="Times New Roman1" style:font-size-asian="10pt" style:font-weight-asian="bold" style:font-size-complex="10pt" style:font-weight-complex="bold"/>
    </style:style>
    <style:style style:name="P49" style:family="paragraph" style:parent-style-name="Text_20_body" style:list-style-name="WWNum12">
      <style:paragraph-properties>
        <style:tab-stops>
          <style:tab-stop style:position="18.68cm"/>
        </style:tab-stops>
      </style:paragraph-properties>
      <style:text-properties officeooo:paragraph-rsid="000e5ada"/>
    </style:style>
    <style:style style:name="P50" style:family="paragraph" style:parent-style-name="Text_20_body">
      <style:text-properties officeooo:paragraph-rsid="000e5ada"/>
    </style:style>
    <style:style style:name="P51" style:family="paragraph" style:parent-style-name="Text_20_body">
      <style:paragraph-properties fo:margin-left="1.563cm" fo:margin-right="0.464cm" fo:text-indent="0cm" style:auto-text-indent="false">
        <style:tab-stops>
          <style:tab-stop style:position="4.223cm"/>
          <style:tab-stop style:position="4.902cm"/>
          <style:tab-stop style:position="8.387cm"/>
          <style:tab-stop style:position="9.021cm"/>
          <style:tab-stop style:position="12.573cm"/>
          <style:tab-stop style:position="14.52cm"/>
          <style:tab-stop style:position="18.098cm"/>
          <style:tab-stop style:position="18.632cm"/>
        </style:tab-stops>
      </style:paragraph-properties>
      <style:text-properties officeooo:paragraph-rsid="000e5ada"/>
    </style:style>
    <style:style style:name="P52" style:family="paragraph" style:parent-style-name="Text_20_body">
      <style:paragraph-properties fo:margin-left="1.563cm" fo:margin-right="0cm" fo:text-indent="0cm" style:auto-text-indent="false">
        <style:tab-stops>
          <style:tab-stop style:position="6.63cm"/>
          <style:tab-stop style:position="8.883cm"/>
          <style:tab-stop style:position="12.301cm"/>
          <style:tab-stop style:position="18.653cm"/>
        </style:tab-stops>
      </style:paragraph-properties>
      <style:text-properties officeooo:paragraph-rsid="000e5ada"/>
    </style:style>
    <style:style style:name="P53" style:family="paragraph" style:parent-style-name="Text_20_body">
      <style:paragraph-properties fo:margin-left="1.563cm" fo:margin-right="0cm" fo:text-indent="0cm" style:auto-text-indent="false">
        <style:tab-stops>
          <style:tab-stop style:position="18.68cm"/>
        </style:tab-stops>
      </style:paragraph-properties>
      <style:text-properties officeooo:paragraph-rsid="000e5ada"/>
    </style:style>
    <style:style style:name="P54" style:family="paragraph" style:parent-style-name="Text_20_body">
      <style:paragraph-properties fo:margin-left="1.563cm" fo:margin-right="0cm" fo:text-indent="0cm" style:auto-text-indent="false">
        <style:tab-stops>
          <style:tab-stop style:position="18.68cm"/>
        </style:tab-stops>
      </style:paragraph-properties>
      <style:text-properties fo:font-style="italic" fo:font-weight="bold" officeooo:paragraph-rsid="000e5ada" style:font-style-asian="italic" style:font-weight-asian="bold"/>
    </style:style>
    <style:style style:name="P55" style:family="paragraph" style:parent-style-name="Text_20_body">
      <style:paragraph-properties fo:margin-left="1.563cm" fo:margin-right="0cm" fo:text-indent="0cm" style:auto-text-indent="false">
        <style:tab-stops>
          <style:tab-stop style:position="8.655cm"/>
          <style:tab-stop style:position="15.109cm"/>
        </style:tab-stops>
      </style:paragraph-properties>
      <style:text-properties officeooo:paragraph-rsid="000e5ada"/>
    </style:style>
    <style:style style:name="P56" style:family="paragraph">
      <loext:graphic-properties draw:fill="none"/>
      <style:paragraph-properties fo:text-align="star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/>
    </style:style>
    <style:style style:name="T3" style:family="text">
      <style:text-properties style:font-name="Times New Roman" fo:font-size="15pt" style:font-name-asian="Times New Roman1" style:font-size-asian="15pt" style:font-name-complex="Times New Roman1"/>
    </style:style>
    <style:style style:name="T4" style:family="text">
      <style:text-properties style:font-name="Times New Roman" fo:font-size="10pt" style:font-name-asian="Times New Roman1" style:font-size-asian="10pt" style:font-name-complex="Times New Roman1"/>
    </style:style>
    <style:style style:name="T5" style:family="text">
      <style:text-properties style:font-name="Times New Roman" fo:font-size="10pt" style:font-name-asian="Times New Roman1" style:font-size-asian="10pt" style:font-name-complex="Times New Roman1" style:font-weight-complex="bold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pt" officeooo:rsid="000e5ada" style:font-name-asian="Times New Roman1" style:font-size-asian="10pt" style:font-name-complex="Times New Roman1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weight-complex="bold"/>
    </style:style>
    <style:style style:name="T9" style:family="text">
      <style:text-properties style:font-name="Times New Roman" fo:font-size="10pt" style:text-underline-style="solid" style:text-underline-width="auto" style:text-underline-color="font-color" fo:font-weight="bold" officeooo:rsid="000e5ada" style:font-name-asian="Times New Roman1" style:font-size-asian="10pt" style:font-weight-asian="bold" style:font-name-complex="Times New Roman1" style:font-weight-complex="bold"/>
    </style:style>
    <style:style style:name="T10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0e5ada" style:font-name-asian="Times New Roman1" style:font-size-asian="10pt" style:font-name-complex="Times New Roman1"/>
    </style:style>
    <style:style style:name="T14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6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weight-complex="bold"/>
    </style:style>
    <style:style style:name="T17" style:family="text">
      <style:text-properties style:font-name="Times New Roman" fo:font-size="10pt" fo:language="en" fo:country="US" style:text-underline-style="solid" style:text-underline-width="auto" style:text-underline-color="font-color" fo:font-weight="bold" officeooo:rsid="000e5ada" style:font-name-asian="Times New Roman1" style:font-size-asian="10pt" style:font-weight-asian="bold" style:font-name-complex="Times New Roman1" style:font-weight-complex="bold"/>
    </style:style>
    <style:style style:name="T18" style:family="text">
      <style:text-properties style:font-name="Times New Roman" fo:font-size="10pt" fo:language="en" fo:country="US" style:font-name-asian="Times New Roman1" style:font-size-asian="10pt" style:font-name-complex="Times New Roman1" style:font-weight-complex="bold"/>
    </style:style>
    <style:style style:name="T19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20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2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23" style:family="text">
      <style:text-properties style:font-name="Times New Roman" fo:font-size="10pt" fo:font-style="italic" officeooo:rsid="000e5ada" style:font-name-asian="Times New Roman1" style:font-size-asian="10pt" style:font-style-asian="italic" style:font-name-complex="Times New Roman1" style:font-size-complex="10pt"/>
    </style:style>
    <style:style style:name="T24" style:family="text">
      <style:text-properties style:font-name="Times New Roman" fo:font-size="10pt" fo:letter-spacing="0.049cm" fo:font-weight="bold" style:font-size-asian="10pt" style:font-weight-asian="bold" style:font-name-complex="Times New Roman1" style:font-size-complex="10pt"/>
    </style:style>
    <style:style style:name="T25" style:family="text">
      <style:text-properties style:font-name="Times New Roman" fo:font-size="10pt" style:font-size-asian="10pt" style:font-name-complex="Times New Roman1" style:font-size-complex="10pt"/>
    </style:style>
    <style:style style:name="T26" style:family="text">
      <style:text-properties style:font-name="Times New Roman" fo:font-size="10pt" fo:letter-spacing="-0.011cm" fo:font-weight="bold" style:font-size-asian="10pt" style:font-weight-asian="bold" style:font-name-complex="Times New Roman1" style:font-size-complex="10pt"/>
    </style:style>
    <style:style style:name="T27" style:family="text">
      <style:text-properties style:font-name="Times New Roman" fo:font-size="10pt" fo:letter-spacing="-0.009cm" fo:font-weight="bold" style:font-size-asian="10pt" style:font-weight-asian="bold" style:font-name-complex="Times New Roman1" style:font-size-complex="10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text-scale="54%"/>
    </style:style>
    <style:style style:name="T30" style:family="text">
      <style:text-properties style:text-underline-style="solid" style:text-underline-width="auto" style:text-underline-color="font-color" fo:font-weight="bold" style:font-weight-asian="bold"/>
    </style:style>
    <style:style style:name="T31" style:family="text">
      <style:text-properties fo:letter-spacing="-0.002cm"/>
    </style:style>
    <style:style style:name="T32" style:family="text">
      <style:text-properties fo:letter-spacing="0.175cm"/>
    </style:style>
    <style:style style:name="T33" style:family="text">
      <style:text-properties fo:letter-spacing="-0.083cm"/>
    </style:style>
    <style:style style:name="T34" style:family="text">
      <style:text-properties fo:letter-spacing="0.086cm"/>
    </style:style>
    <style:style style:name="T35" style:family="text">
      <style:text-properties fo:letter-spacing="-0.011cm"/>
    </style:style>
    <style:style style:name="T36" style:family="text">
      <style:text-properties fo:letter-spacing="-0.011cm" fo:font-weight="bold" style:font-weight-asian="bold"/>
    </style:style>
    <style:style style:name="T37" style:family="text">
      <style:text-properties fo:letter-spacing="-0.009cm"/>
    </style:style>
    <style:style style:name="T38" style:family="text">
      <style:text-properties fo:font-weight="bold" style:font-weight-asian="bold"/>
    </style:style>
    <style:style style:name="T39" style:family="text">
      <style:text-properties fo:letter-spacing="-0.004cm"/>
    </style:style>
    <style:style style:name="T40" style:family="text">
      <style:text-properties fo:letter-spacing="0.069cm"/>
    </style:style>
    <style:style style:name="T41" style:family="text">
      <style:text-properties fo:letter-spacing="-0.012cm"/>
    </style:style>
    <style:style style:name="T42" style:family="text">
      <style:text-properties fo:letter-spacing="-0.012cm" fo:font-weight="bold" style:font-weight-asian="bold"/>
    </style:style>
    <style:style style:name="T43" style:family="text">
      <style:text-properties fo:letter-spacing="-0.005cm"/>
    </style:style>
    <style:style style:name="T44" style:family="text">
      <style:text-properties fo:language="en" fo:country="US" style:text-underline-style="solid" style:text-underline-width="auto" style:text-underline-color="font-color"/>
    </style:style>
    <style:style style:name="T45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6" style:family="text">
      <style:text-properties fo:language="en" fo:country="US" fo:font-weight="bold" style:font-weight-asian="bold"/>
    </style:style>
    <style:style style:name="T47" style:family="text">
      <style:text-properties fo:letter-spacing="-0.007cm"/>
    </style:style>
    <style:style style:name="T48" style:family="text">
      <style:text-properties fo:letter-spacing="0.062cm"/>
    </style:style>
    <style:style style:name="T49" style:family="text">
      <style:text-properties officeooo:rsid="000e5ada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officeooo:rsid="000e5ada" style:font-size-asian="10pt" style:font-size-complex="10pt"/>
    </style:style>
    <style:style style:name="gr1" style:family="graphic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1a1915" draw:stroke-linejoin="miter" svg:stroke-linecap="butt" draw:fill="none" draw:textarea-vertical-align="top" draw:auto-grow-height="false" draw:fit-to-size="false" style:shrink-to-fit="false" fo:min-height="1.85cm" fo:min-width="1.252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g text:anchor-type="paragraph" draw:z-index="0" draw:name="Group 1428" draw:style-name="gr1"><draw:custom-shape draw:name="Shape 69_1" draw:style-name="gr2" draw:text-style-name="P56" svg:width="1.754cm" svg:height="2.102cm" svg:x="1.005cm" svg:y="-0.125cm"><text:p/><draw:enhanced-geometry draw:mirror-horizontal="false" draw:mirror-vertical="false" drawooo:sub-view-size="630936 755904" draw:text-areas="0 0 0 0" svg:viewBox="0 0 630936 755904" draw:type="ooxml-non-primitive" draw:enhanced-path="M 0 755904 L 630936 755904 630936 0 0 0 Z N"/></draw:custom-shape></draw:g><text:bookmark-start text:name="_Hlk114937979"/><text:span text:style-name="T1"><text:tab/></text:span><text:span text:style-name="T2">Отчет по лабораторной работе №7 </text:span><text:span text:style-name="T3">по курсу______1_______</text:span></text:p>
      <text:p text:style-name="P11"><text:span text:style-name="T4">Студент группы: </text:span><text:span text:style-name="T8">М8О-101Б-22</text:span><text:span text:style-name="T4">, <text:s/></text:span><text:span text:style-name="T9">Соколова Виктория Дмитриевна</text:span><text:span text:style-name="T4">, <text:s/>№ по списку: </text:span><text:span text:style-name="T9">20</text:span><text:span text:style-name="T4">, Контакты </text:span><text:span text:style-name="T17">viktoriyasokolova04</text:span><text:span text:style-name="T8">@</text:span><text:span text:style-name="T16">gmail</text:span><text:span text:style-name="T8">.</text:span><text:span text:style-name="T16">com</text:span><text:span text:style-name="T8"> ,</text:span><text:span text:style-name="T5"> </text:span><text:span text:style-name="T18">telegram</text:span><text:span text:style-name="T5"> <text:s/></text:span><text:span text:style-name="T8">@</text:span><text:span text:style-name="T17">Angrytea_01</text:span><text:span text:style-name="T8"> </text:span><text:span text:style-name="T4">Работа выполнена: « <text:s/>24 <text:s text:c="2"/>» <text:s/>сентября 2022 г.</text:span></text:p>
      <text:p text:style-name="P12"><text:span text:style-name="T4">Преподаватель: </text:span><text:span text:style-name="T8">каф. 806 Крылов Сергей Сергеевич</text:span><text:span text:style-name="T4">, Входной контроль знаний с оценкой </text:span><text:span text:style-name="T11"><text:s/>_____________________</text:span></text:p>
      <text:p text:style-name="P13"><text:span text:style-name="T4">Отчет сдан « <text:s text:c="2"/>25 <text:s/>»</text:span><text:span text:style-name="T11"> </text:span><text:span text:style-name="T13">сентября</text:span><text:span text:style-name="T11"> </text:span><text:span text:style-name="T4">2022 <text:s/>г., <text:s/>итоговая оценка </text:span><text:span text:style-name="T11">_____</text:span></text:p>
      <text:p text:style-name="P13"><text:span text:style-name="T4">Подпись преподавателя </text:span><text:span text:style-name="T11">________________</text:span></text:p>
      <text:list xml:id="list3959946708" text:style-name="WWNum1">
        <text:list-item>
          <text:p text:style-name="P14"><text:span text:style-name="T20">Тема</text:span><text:span text:style-name="T10">:</text:span><text:span text:style-name="T12"> <text:s text:c="2"/>Программирование в алгоритмической модели Маркова</text:span></text:p>
        </text:list-item>
        <text:list-item>
          <text:p text:style-name="P15"><text:span text:style-name="T20">Цель работы</text:span><text:span text:style-name="T10">:</text:span><text:span text:style-name="T14"> Разработать нормальный алгоритм Маркова для решения задачи.</text:span></text:p>
        </text:list-item>
      </text:list>
      <text:p text:style-name="P16"/>
      <text:list xml:id="list231806067283398" text:continue-numbering="true" text:style-name="WWNum1">
        <text:list-item>
          <text:p text:style-name="P15"><text:span text:style-name="T20">Задание <text:s/></text:span><text:span text:style-name="T6">(</text:span><text:span text:style-name="T22">вариант № <text:s text:c="2"/></text:span><text:span text:style-name="T23">20</text:span><text:span text:style-name="T22"> </text:span><text:span text:style-name="T6">)</text:span><text:span text:style-name="T20">:</text:span><text:span text:style-name="T6"> <text:s text:c="2"/></text:span><text:span text:style-name="T15">Входное слово представляет из себя два троичных числа без знака, разделенные <text:s text:c="7"/>знаком «^». Обменять числа местами.</text:span></text:p>
        </text:list-item>
      </text:list>
      <text:p text:style-name="P20"/>
      <text:list xml:id="list231807352606748" text:continue-numbering="true" text:style-name="WWNum1">
        <text:list-item>
          <text:p text:style-name="P1"><text:span text:style-name="T21">Оборудование</text:span><text:span text:style-name="T24"> </text:span><text:span text:style-name="T25">(лабораторное):</text:span></text:p>
        </text:list-item>
      </text:list>
      <text:p text:style-name="P51">ЭВМ<text:span text:style-name="T28"><text:tab/><text:tab/></text:span>, процессор<text:span text:style-name="T28"><text:tab/><text:tab/></text:span>, имя<text:span text:style-name="T31"> </text:span>узла сети<text:span text:style-name="T28"><text:tab/><text:tab/></text:span>с<text:span text:style-name="T32"> </text:span>ОП<text:span text:style-name="T28"><text:tab/></text:span><text:span text:style-name="T31">Мб,</text:span><text:span text:style-name="T33"> </text:span>НМД<text:span text:style-name="T28"><text:tab/></text:span>Мб.<text:span text:style-name="T34"> </text:span>Терминал<text:span text:style-name="T28"><text:tab/></text:span>адрес<text:span text:style-name="T28"><text:tab/></text:span>.<text:span text:style-name="T35"> </text:span>Принтер <text:span text:style-name="T31"><text:s/></text:span><text:span text:style-name="T28"><text:s/><text:tab/><text:tab/><text:tab/></text:span> Другие<text:span text:style-name="T37"> </text:span>устройства <text:s/><text:span text:style-name="T28"><text:s/><text:tab/><text:tab/><text:tab/><text:tab/><text:tab/><text:tab/><text:tab/></text:span><text:span text:style-name="T29"> </text:span></text:p>
      <text:p text:style-name="P50"/>
      <text:p text:style-name="P50"/>
      <text:p text:style-name="P21"><text:span text:style-name="T21">Оборудование</text:span><text:span text:style-name="T26"> </text:span><text:span text:style-name="T21">ПЭВМ</text:span><text:span text:style-name="T26"> </text:span><text:span text:style-name="T21">студента,</text:span><text:span text:style-name="T27"> </text:span><text:span text:style-name="T21">если</text:span><text:span text:style-name="T27"> </text:span><text:span text:style-name="T21">использовалось:</text:span></text:p>
      <text:p text:style-name="P52">Процессор <text:span text:style-name="T38">Intel(R) Core(TM) i5-10300H CPU @ 2.50GHz <text:s text:c="2"/>2.50 GHz</text:span><text:span text:style-name="T28"><text:tab/></text:span>с<text:span text:style-name="T31"> </text:span>ОП <text:span text:style-name="T38">16384</text:span><text:span text:style-name="T28"> </text:span>Мб,<text:span text:style-name="T39"> </text:span>ТТН<text:span text:style-name="T28"> </text:span><text:span text:style-name="T30">524 288</text:span><text:span text:style-name="T28"> </text:span>Мб.<text:span text:style-name="T40"> </text:span>Встроенный монитор 15.6 дюймов диагональ, разрешение <text:span text:style-name="T30">1920 * 1080</text:span>.</text:p>
      <text:p text:style-name="P53">Другие<text:span text:style-name="T37"> </text:span>устройства <text:s/><text:span text:style-name="T28"><text:s/></text:span></text:p>
      <text:list xml:id="list2661780085" text:style-name="WWNum12"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  <text:list-item>
          <text:p text:style-name="P49"><text:span text:style-name="T38">Программное</text:span><text:span text:style-name="T42"> </text:span><text:span text:style-name="T38">обеспечение</text:span><text:span text:style-name="T42"> </text:span><text:span text:style-name="T38">ЭВМ</text:span><text:span text:style-name="T36"> </text:span><text:span text:style-name="T38">студента,</text:span><text:span text:style-name="T36"> </text:span><text:span text:style-name="T38">если</text:span><text:span text:style-name="T36"> </text:span><text:span text:style-name="T38">использовалось:</text:span></text:p>
        </text:list-item>
      </text:list>
      <text:p text:style-name="P54"/>
      <text:p text:style-name="P55">Операционная<text:span text:style-name="T37"> </text:span>система<text:span text:style-name="T43"> </text:span>семейства <text:span text:style-name="T45">Linux</text:span><text:span text:style-name="T28"><text:tab/></text:span>,<text:span text:style-name="T47"> </text:span>наименование <text:span text:style-name="T28"><text:s/></text:span><text:span text:style-name="T45">Linux</text:span><text:span text:style-name="T30"> </text:span><text:span text:style-name="T45">Ubuntu</text:span><text:span text:style-name="T28"> версия 22.04.01 </text:span>интерпретатор<text:span text:style-name="T48"> </text:span>команд <text:s/><text:span text:style-name="T45">bash</text:span><text:span text:style-name="T28"><text:tab/></text:span>версия <text:span text:style-name="T28"><text:s/></text:span><text:span text:style-name="T30">5.1.16 </text:span>Система<text:span text:style-name="T37"> </text:span>программирования<text:span text:style-name="T28"><text:tab/><text:tab/></text:span>версия<text:span text:style-name="T28"><text:tab/></text:span> Редактор<text:span text:style-name="T41"> </text:span>текстов <text:span text:style-name="T46">nano</text:span><text:span text:style-name="T28"><text:tab/></text:span>версия <text:span text:style-name="T38">6.2</text:span><text:span text:style-name="T28"><text:tab/></text:span> Утилиты операционной системы <text:s/><text:span text:style-name="T28"><text:s/><text:tab/><text:tab/></text:span></text:p>
      <text:p text:style-name="P55">Прикладные<text:span text:style-name="T41"> </text:span>системы<text:span text:style-name="T35"> </text:span>и<text:span text:style-name="T35"> </text:span>программы <text:span text:style-name="T31"><text:s/></text:span><text:span text:style-name="T28"><text:s/><text:tab/></text:span></text:p>
      <text:p text:style-name="P55">Местонахождение<text:span text:style-name="T35"> </text:span>и<text:span text:style-name="T41"> </text:span>имена<text:span text:style-name="T35"> </text:span>файлов<text:span text:style-name="T35"> </text:span>программ<text:span text:style-name="T41"> </text:span>и<text:span text:style-name="T35"> </text:span>данных<text:span text:style-name="T35"> </text:span>на<text:span text:style-name="T41"> </text:span>домашнем<text:span text:style-name="T37"> </text:span>компьютере <text:span text:style-name="T28"><text:s/></text:span><text:span text:style-name="T44">home</text:span><text:span text:style-name="T28">/</text:span><text:span text:style-name="T44">lino</text:span><text:span text:style-name="T28">/<text:tab/></text:span><text:bookmark text:name="_Hlk114935514"/></text:p>
      <text:p text:style-name="P22"><text:soft-page-break/></text:p>
      <text:list xml:id="list2694704836" text:style-name="WWNum13">
        <text:list-item>
          <text:p text:style-name="P3"><text:span text:style-name="T20">Идея, метод, алгоритм </text:span><text:span text:style-name="T6"><text:s/>решения задачи (в формах: словесной, псевдокода, графической [блок-схема, диаграмма, рисунок, таблица] <text:s/>или формальные спецификации с пред- и постусловиям.</text:span></text:p>
        </text:list-item>
      </text:list>
      <text:p text:style-name="P22"/>
      <text:p text:style-name="P45"><text:span text:style-name="T7">1. </text:span><text:span text:style-name="T6">Заменим «^» на «#» и «*» для обозначения разделителя чисел и границы правого числа соответственно.</text:span></text:p>
      <text:p text:style-name="P45"><text:span text:style-name="T7">2. </text:span><text:span text:style-name="T50">Переместим «*» на правый край.</text:span></text:p>
      <text:p text:style-name="P45"><text:span text:style-name="T51">3. </text:span><text:span text:style-name="T50">Цифру, стоящую слева от «#» заменим на соответствующую ей букву (0 → a, 1 → b, 2 → c) и переместим ее до «*».</text:span></text:p>
      <text:p text:style-name="P45"><text:span text:style-name="T51">4. </text:span><text:span text:style-name="T50">Чтобы сделать обратную замену, добавим границу правого числа «!», чтобы «*» не заходила за нее. Таким образом, в конце правого числа получится «*!», а за этой комбинацией будет стоять наше число.</text:span></text:p>
      <text:p text:style-name="P45"><text:span text:style-name="T51">5. </text:span><text:span text:style-name="T50">Далее повторим пункт 3. В процессе исполнения все наши цифры слева «#» переведутся в буквы и будут перемещаться по правому числу до «*!», а затем будет выполняться обратная замена.</text:span></text:p>
      <text:p text:style-name="P45"><text:span text:style-name="T7">6. </text:span><text:span text:style-name="T6">Удалим «#» и заменим «*!» на «^».</text:span></text:p>
      <text:p text:style-name="P4"/>
      <text:list xml:id="list231805977305672" text:continue-numbering="true" text:style-name="WWNum13">
        <text:list-item>
          <text:p text:style-name="P17"><text:span text:style-name="T20">Сценарий выполнения работы </text:span><text:span text:style-name="T6">[план работы, первоначальный текст программы в черновике (можно на отдельном листе) и тесты либо соображения по тестированию].</text:span></text:p>
        </text:list-item>
      </text:list>
      <text:p text:style-name="P47">0^0</text:p>
      <text:p text:style-name="P47">--------------------------------------------------------------------------------</text:p>
      <text:p text:style-name="P47">[ ^ <text:s text:c="8"/>-&gt; <text:s/>#* <text:s text:c="7"/>] <text:s/>"0#*0"</text:p>
      <text:p text:style-name="P47">[ *0 <text:s text:c="7"/>-&gt; <text:s/>0* <text:s text:c="7"/>] <text:s/>"0#0*"</text:p>
      <text:p text:style-name="P47">[ 0# <text:s text:c="7"/>-&gt; <text:s/>#a <text:s text:c="7"/>] <text:s/>"#a0*"</text:p>
      <text:p text:style-name="P47">[ a0 <text:s text:c="7"/>-&gt; <text:s/>0a <text:s text:c="7"/>] <text:s/>"#0a*"</text:p>
      <text:p text:style-name="P47">[ a* <text:s text:c="7"/>-&gt; <text:s/>*!0 <text:s text:c="6"/>] <text:s/>"#0*!0"</text:p>
      <text:p text:style-name="P47">[ # <text:s text:c="8"/>-&gt; <text:s text:c="11"/>] <text:s/>"0*!0"</text:p>
      <text:p text:style-name="P47">[ *! <text:s text:c="7"/>-&gt;. ^ <text:s text:c="8"/>] <text:s/>"0^0"</text:p>
      <text:p text:style-name="P47">--------------------------------------------------------------------------------</text:p>
      <text:p text:style-name="P48"/>
      <text:p text:style-name="P47">120^12</text:p>
      <text:p text:style-name="P47">--------------------------------------------------------------------------------</text:p>
      <text:p text:style-name="P47">[ ^ <text:s text:c="8"/>-&gt; <text:s/>#* <text:s text:c="7"/>] <text:s/>"120#*12"</text:p>
      <text:p text:style-name="P47">[ *1 <text:s text:c="7"/>-&gt; <text:s/>1* <text:s text:c="7"/>] <text:s/>"120#1*2"</text:p>
      <text:p text:style-name="P47">[ *2 <text:s text:c="7"/>-&gt; <text:s/>2* <text:s text:c="7"/>] <text:s/>"120#12*"</text:p>
      <text:p text:style-name="P47">[ 0# <text:s text:c="7"/>-&gt; <text:s/>#a <text:s text:c="7"/>] <text:s/>"12#a12*"</text:p>
      <text:p text:style-name="P47">[ a1 <text:s text:c="7"/>-&gt; <text:s/>1a <text:s text:c="7"/>] <text:s/>"12#1a2*"</text:p>
      <text:p text:style-name="P47">[ a2 <text:s text:c="7"/>-&gt; <text:s/>2a <text:s text:c="7"/>] <text:s/>"12#12a*"</text:p>
      <text:p text:style-name="P47">[ a* <text:s text:c="7"/>-&gt; <text:s/>*!0 <text:s text:c="6"/>] <text:s/>"12#12*!0"</text:p>
      <text:p text:style-name="P47">[ 2# <text:s text:c="7"/>-&gt; <text:s/>#c <text:s text:c="7"/>] <text:s/>"1#c12*!0"</text:p>
      <text:p text:style-name="P47">[ 1# <text:s text:c="7"/>-&gt; <text:s/>#b <text:s text:c="7"/>] <text:s/>"#bc12*!0"</text:p>
      <text:p text:style-name="P47">[ c1 <text:s text:c="7"/>-&gt; <text:s/>1c <text:s text:c="7"/>] <text:s/>"#b1c2*!0"</text:p>
      <text:p text:style-name="P47">[ b1 <text:s text:c="7"/>-&gt; <text:s/>1b <text:s text:c="7"/>] <text:s/>"#1bc2*!0"</text:p>
      <text:p text:style-name="P47">[ c2 <text:s text:c="7"/>-&gt; <text:s/>2c <text:s text:c="7"/>] <text:s/>"#1b2c*!0"</text:p>
      <text:p text:style-name="P47">[ b2 <text:s text:c="7"/>-&gt; <text:s/>2b <text:s text:c="7"/>] <text:s/>"#12bc*!0"</text:p>
      <text:p text:style-name="P47">[ c*! <text:s text:c="6"/>-&gt; <text:s/>*!2 <text:s text:c="6"/>] <text:s/>"#12b*!20"</text:p>
      <text:p text:style-name="P47">[ b*! <text:s text:c="6"/>-&gt; <text:s/>*!1 <text:s text:c="6"/>] <text:s/>"#12*!120"</text:p>
      <text:p text:style-name="P47">[ # <text:s text:c="8"/>-&gt; <text:s text:c="11"/>] <text:s/>"12*!120"</text:p>
      <text:p text:style-name="P47">[ *! <text:s text:c="7"/>-&gt;. ^ <text:s text:c="8"/>] <text:s/>"12^120"</text:p>
      <text:p text:style-name="P47">--------------------------------------------------------------------------------</text:p>
      <text:p text:style-name="P48"/>
      <text:p text:style-name="P47">1221221^1</text:p>
      <text:p text:style-name="P47">--------------------------------------------------------------------------------</text:p>
      <text:p text:style-name="P47">[ ^ <text:s text:c="8"/>-&gt; <text:s/>#* <text:s text:c="7"/>] <text:s/>"1221221#*1"</text:p>
      <text:p text:style-name="P47">[ *1 <text:s text:c="7"/>-&gt; <text:s/>1* <text:s text:c="7"/>] <text:s/>"1221221#1*"</text:p>
      <text:p text:style-name="P47">[ 1# <text:s text:c="7"/>-&gt; <text:s/>#b <text:s text:c="7"/>] <text:s/>"122122#b1*"</text:p>
      <text:p text:style-name="P47">[ b1 <text:s text:c="7"/>-&gt; <text:s/>1b <text:s text:c="7"/>] <text:s/>"122122#1b*"</text:p>
      <text:p text:style-name="P47">[ b* <text:s text:c="7"/>-&gt; <text:s/>*!1 <text:s text:c="6"/>] <text:s/>"122122#1*!1"</text:p>
      <text:p text:style-name="P47">[ 2# <text:s text:c="7"/>-&gt; <text:s/>#c <text:s text:c="7"/>] <text:s/>"12212#c1*!1"</text:p>
      <text:p text:style-name="P47">[ 2# <text:s text:c="7"/>-&gt; <text:s/>#c <text:s text:c="7"/>] <text:s/>"1221#cc1*!1"</text:p>
      <text:p text:style-name="P47">[ 1# <text:s text:c="7"/>-&gt; <text:s/>#b <text:s text:c="7"/>] <text:s/>"122#bcc1*!1"</text:p>
      <text:p text:style-name="P47"><text:soft-page-break/>[ 2# <text:s text:c="7"/>-&gt; <text:s/>#c <text:s text:c="7"/>] <text:s/>"12#cbcc1*!1"</text:p>
      <text:p text:style-name="P47">[ 2# <text:s text:c="7"/>-&gt; <text:s/>#c <text:s text:c="7"/>] <text:s/>"1#ccbcc1*!1"</text:p>
      <text:p text:style-name="P47">[ 1# <text:s text:c="7"/>-&gt; <text:s/>#b <text:s text:c="7"/>] <text:s/>"#bccbcc1*!1"</text:p>
      <text:p text:style-name="P47">[ c1 <text:s text:c="7"/>-&gt; <text:s/>1c <text:s text:c="7"/>] <text:s/>"#bccbc1c*!1"</text:p>
      <text:p text:style-name="P47">[ c1 <text:s text:c="7"/>-&gt; <text:s/>1c <text:s text:c="7"/>] <text:s/>"#bccb1cc*!1"</text:p>
      <text:p text:style-name="P47">[ b1 <text:s text:c="7"/>-&gt; <text:s/>1b <text:s text:c="7"/>] <text:s/>"#bcc1bcc*!1"</text:p>
      <text:p text:style-name="P47">[ c1 <text:s text:c="7"/>-&gt; <text:s/>1c <text:s text:c="7"/>] <text:s/>"#bc1cbcc*!1"</text:p>
      <text:p text:style-name="P47">[ c1 <text:s text:c="7"/>-&gt; <text:s/>1c <text:s text:c="7"/>] <text:s/>"#b1ccbcc*!1"</text:p>
      <text:p text:style-name="P47">[ b1 <text:s text:c="7"/>-&gt; <text:s/>1b <text:s text:c="7"/>] <text:s/>"#1bccbcc*!1"</text:p>
      <text:p text:style-name="P47">[ c*! <text:s text:c="6"/>-&gt; <text:s/>*!2 <text:s text:c="6"/>] <text:s/>"#1bccbc*!21"</text:p>
      <text:p text:style-name="P47">[ c*! <text:s text:c="6"/>-&gt; <text:s/>*!2 <text:s text:c="6"/>] <text:s/>"#1bccb*!221"</text:p>
      <text:p text:style-name="P47">[ b*! <text:s text:c="6"/>-&gt; <text:s/>*!1 <text:s text:c="6"/>] <text:s/>"#1bcc*!1221"</text:p>
      <text:p text:style-name="P47">[ c*! <text:s text:c="6"/>-&gt; <text:s/>*!2 <text:s text:c="6"/>] <text:s/>"#1bc*!21221"</text:p>
      <text:p text:style-name="P47">[ c*! <text:s text:c="6"/>-&gt; <text:s/>*!2 <text:s text:c="6"/>] <text:s/>"#1b*!221221"</text:p>
      <text:p text:style-name="P47">[ b*! <text:s text:c="6"/>-&gt; <text:s/>*!1 <text:s text:c="6"/>] <text:s/>"#1*!1221221"</text:p>
      <text:p text:style-name="P47">[ # <text:s text:c="8"/>-&gt; <text:s text:c="11"/>] <text:s/>"1*!1221221"</text:p>
      <text:p text:style-name="P47">[ *! <text:s text:c="7"/>-&gt;. ^ <text:s text:c="8"/>] <text:s/>"1^1221221"</text:p>
      <text:p text:style-name="P46">--------------------------------------------------------------------------------</text:p>
      <text:p text:style-name="P25"/>
      <text:p text:style-name="P26"/>
      <text:p text:style-name="P29"><text:bookmark text:name="_GoBack"/></text:p>
      <text:p text:style-name="P30"><text:span text:style-name="T25"><text:tab/></text:span><text:span text:style-name="T22"> <text:tab/> <text:tab/> <text:tab/> <text:tab/>Допущен к выполнению работы. </text:span><text:span text:style-name="T20"><text:s/>Подпись преподавателя _____________________</text:span></text:p>
      <text:p text:style-name="P27"/>
      <text:list xml:id="list231805909057056" text:continue-numbering="true" text:style-name="WWNum13">
        <text:list-item>
          <text:p text:style-name="P18"><text:span text:style-name="T20">Распечатка протокола </text:span><text:span text:style-name="T6"><text:s/>(подклеить листинг окончательного варианта программы с тестовыми примерами, подписанный преподавателем)</text:span></text:p>
        </text:list-item>
      </text:list>
      <text:p text:style-name="P32"/>
      <text:p text:style-name="P33"/>
      <text:p text:style-name="P44"><text:span text:style-name="T19">*0-&gt;0*<text:line-break/>*1-&gt;1*<text:line-break/>*2-&gt;2*<text:line-break/>0#-&gt;</text:span><text:a xlink:type="simple" xlink:href="https://vk.com/im?sel=2000000077&amp;st=%23a" text:style-name="Internet_20_link" text:visited-style-name="Visited_20_Internet_20_Link">#a</text:a><text:span text:style-name="T19"><text:line-break/>a0-&gt;0a<text:line-break/>a1-&gt;1a<text:line-break/>a2-&gt;2a<text:line-break/>a*!-&gt;*!0<text:line-break/>a*-&gt;*!0<text:line-break/>1#-&gt;</text:span><text:a xlink:type="simple" xlink:href="https://vk.com/im?sel=2000000077&amp;st=%23b" text:style-name="Internet_20_link" text:visited-style-name="Visited_20_Internet_20_Link">#b</text:a><text:span text:style-name="T19"><text:line-break/>b0-&gt;0b<text:line-break/>b1-&gt;1b<text:line-break/>b2-&gt;2b<text:line-break/>b*!-&gt;*!1<text:line-break/>b*-&gt;*!1<text:line-break/>2#-&gt;</text:span><text:a xlink:type="simple" xlink:href="https://vk.com/im?sel=2000000077&amp;st=%23c" text:style-name="Internet_20_link" text:visited-style-name="Visited_20_Internet_20_Link">#c</text:a><text:span text:style-name="T19"><text:line-break/>c0-&gt;0c<text:line-break/>c1-&gt;1c<text:line-break/>c2-&gt;2c<text:line-break/>c*!-&gt;*!2<text:line-break/>c*-&gt;*!2<text:line-break/>#-&gt;<text:line-break/>*!=&gt;^<text:line-break/>^-&gt;#*<text:line-break/><text:tab/></text:span></text:p>
      <text:p text:style-name="P28"/>
      <text:p text:style-name="P28"/>
      <text:p text:style-name="P28"/>
      <text:p text:style-name="P28"/>
      <text:list xml:id="list231807368111842" text:continue-numbering="true" text:style-name="WWNum13">
        <text:list-item>
          <text:p text:style-name="P18"><text:span text:style-name="T20">Дневник отладки </text:span><text:span text:style-name="T6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35"><text:span text:style-name="T6">№</text:span></text:p>
            <text:p text:style-name="P36"><text:soft-page-break/><text:span text:style-name="T6"><text:s text:c="4"/></text:span></text:p>
            <text:p text:style-name="P36"><text:span text:style-name="T6"><text:s text:c="4"/></text:span></text:p>
          </table:table-cell>
          <table:table-cell table:style-name="Таблица2.A1" office:value-type="string">
            <text:p text:style-name="P37"><text:span text:style-name="T6"><text:s text:c="4"/>Лаб. <text:s text:c="7"/></text:span><text:soft-page-break/><text:span text:style-name="T6">или <text:s text:c="4"/>дом.</text:span></text:p>
          </table:table-cell>
          <table:table-cell table:style-name="Таблица2.A1" office:value-type="string">
            <text:p text:style-name="P38"><text:span text:style-name="T6"><text:s text:c="3"/>Дат</text:span><text:soft-page-break/><text:span text:style-name="T6">а <text:s text:c="2"/></text:span></text:p>
          </table:table-cell>
          <table:table-cell table:style-name="Таблица2.A1" office:value-type="string">
            <text:p text:style-name="P39"><text:span text:style-name="T6"><text:s text:c="3"/>Время <text:s text:c="2"/></text:span></text:p>
          </table:table-cell>
          <table:table-cell table:style-name="Таблица2.A1" office:value-type="string">
            <text:p text:style-name="P40"><text:span text:style-name="T6"><text:s text:c="15"/>Событие <text:s text:c="14"/></text:span></text:p>
          </table:table-cell>
          <table:table-cell table:style-name="Таблица2.A1" office:value-type="string">
            <text:p text:style-name="P42"><text:span text:style-name="T6"><text:s text:c="5"/>Действие по исправлению <text:s text:c="4"/></text:span></text:p>
          </table:table-cell>
          <table:table-cell table:style-name="Таблица2.A1" office:value-type="string">
            <text:p text:style-name="P41"><text:span text:style-name="T6"><text:s text:c="17"/>Примечание</text:span></text:p>
          </table:table-cell>
        </table:table-row>
        <table:table-row table:style-name="Таблица2.2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34"/>
      <text:list xml:id="list231807695453818" text:continue-numbering="true" text:style-name="WWNum13">
        <text:list-item>
          <text:p text:style-name="P19"><text:span text:style-name="T20">Замечания автора </text:span><text:span text:style-name="T6">по существу работы </text:span></text:p>
        </text:list-item>
        <text:list-item>
          <text:p text:style-name="P19"><text:span text:style-name="T20">Выводы. </text:span><text:span text:style-name="T14">Я научилась разрабатывать нормальной алгоритм Маркова для решения поставленной задачи.</text:span></text:p>
        </text:list-item>
      </text:list>
      <text:p text:style-name="P5"/>
      <text:p text:style-name="P6"><text:span text:style-name="T6">Недочёты при выполнении задания могут быть устранены следующим образом: </text:span></text:p>
      <text:p text:style-name="P9"><text:span text:style-name="T6"><text:s/><text:tab/> <text:tab/> <text:tab/> <text:tab/> <text:tab/> <text:tab/> <text:tab/> <text:tab/> <text:tab/> <text:s text:c="6"/>Подпись студента _________________</text:span><text:bookmark-end text:name="_Hlk114937979"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hyphenation-ladder-count="no-limit" fo:text-indent="0cm" style:auto-text-indent="false"/>
      <style:text-properties style:font-size-complex="11pt" fo:hyphenate="false" fo:hyphenation-remain-char-count="2" fo:hyphenation-push-char-count="2" loext:hyphenation-no-caps="fals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margin-left="1.30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1.923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3.193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4.46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5.733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7.003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8.273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9.543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10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2" style:num-format="1" text:start-value="6">
        <style:list-level-properties text:list-level-position-and-space-mode="label-alignment">
          <style:list-level-label-alignment text:label-followed-by="listtab" fo:margin-left="1.3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23:09:03.691893582</meta:creation-date>
    <dc:date>2022-12-20T23:18:05.653098846</dc:date>
    <meta:editing-duration>PT9M2S</meta:editing-duration>
    <meta:editing-cycles>1</meta:editing-cycles>
    <meta:document-statistic meta:table-count="1" meta:image-count="0" meta:object-count="0" meta:page-count="4" meta:paragraph-count="100" meta:word-count="787" meta:character-count="6060" meta:non-whitespace-character-count="4398"/>
    <meta:generator>LibreOffice/6.4.7.2$Linux_X86_64 LibreOffice_project/40$Build-2</meta:generator>
  </office:meta>
</office:document-meta>
</file>